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1">
          <table:table-cell office:value-type="string">
            <text:p>CANNOT_BIND_TCP_SOCKET</text:p>
          </table:table-cell>
          <table:table-cell table:style-name="Default" office:value-type="string">
            <text:p>Cannot bind TCP socket</text:p>
          </table:table-cell>
          <table:table-cell table:style-name="Default" office:value-type="string">
            <text:p>Не удаётся привязать сокет TCP</text:p>
          </table:table-cell>
          <table:table-cell table:style-name="Default" office:value-type="string">
            <text:p>Kann TCP-Socket nicht binden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1">
          <table:table-cell office:value-type="string">
            <text:p>CANNOT_CREATE_TCP_SOCKET</text:p>
          </table:table-cell>
          <table:table-cell table:style-name="Default" office:value-type="string">
            <text:p>Cannot create TCP socket</text:p>
          </table:table-cell>
          <table:table-cell table:style-name="Default" office:value-type="string">
            <text:p>Не удаётся создать сокет TCP</text:p>
          </table:table-cell>
          <table:table-cell table:style-name="Default" office:value-type="string">
            <text:p>Kann TCP-Socket nicht erstellen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1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</table:table-row>
        <table:table-row table:style-name="ro2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1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1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1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1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</table:table-row>
        <table:table-row table:style-name="ro1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</table:table-row>
        <table:table-row table:style-name="ro2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1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</table:table-row>
        <table:table-row table:style-name="ro1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1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</table:table-row>
        <table:table-row table:style-name="ro1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1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</table:table-row>
        <table:table-row table:style-name="ro1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</table:table-row>
        <table:table-row table:style-name="ro2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1">
          <table:table-cell office:value-type="string">
            <text:p>INVALID_SCENE_FILE</text:p>
          </table:table-cell>
          <table:table-cell office:value-type="string">
            <text:p>Invalid scene file</text:p>
          </table:table-cell>
          <table:table-cell office:value-type="string">
            <text:p>Неверный файл сцены</text:p>
          </table:table-cell>
          <table:table-cell table:style-name="ce4" office:value-type="string">
            <text:p>Ungültige Szene-Datei</text:p>
          </table:table-cell>
        </table:table-row>
        <table:table-row table:style-name="ro1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1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5">
          <table:table-cell office:value-type="string">
            <text:p>INVALID_TILE_ID</text:p>
          </table:table-cell>
          <table:table-cell table:style-name="ce2" office:value-type="string">
            <text:p>Invalid tile ID</text:p>
          </table:table-cell>
          <table:table-cell table:style-name="ce2" office:value-type="string">
            <text:p>Неверное значение ID фишки</text:p>
          </table:table-cell>
          <table:table-cell table:style-name="Default" office:value-type="string">
            <text:p>Ungültige Tile ID</text:p>
          </table:table-cell>
        </table:table-row>
        <table:table-row table:style-name="ro1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</table:table-row>
        <table:table-row table:style-name="ro1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1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1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1">
          <table:table-cell office:value-type="string">
            <text:p>NO_SCENES</text:p>
          </table:table-cell>
          <table:table-cell office:value-type="string">
            <text:p>No scenes found</text:p>
          </table:table-cell>
          <table:table-cell office:value-type="string">
            <text:p>Сцен не найдено</text:p>
          </table:table-cell>
          <table:table-cell table:style-name="ce3" office:value-type="string">
            <text:p>TRANSLATE ME</text:p>
          </table:table-cell>
        </table:table-row>
        <table:table-row table:style-name="ro2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2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</table:table-row>
        <table:table-row table:style-name="ro2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1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2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.12.2011</text:date>, <text:time>19:4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9T12:29:17</meta:creation-date>
    <meta:generator>LibreOffice/3.4$Unix LibreOffice_project/340m1$Build-402</meta:generator>
    <dc:date>2011-12-13T19:41:56</dc:date>
    <meta:editing-duration>PT3H1M2S</meta:editing-duration>
    <meta:editing-cycles>96</meta:editing-cycles>
    <meta:document-statistic meta:table-count="3" meta:cell-count="223" meta:object-count="0"/>
  </office:meta>
</office:document-meta>
</file>